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1.67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 style:data-style-name="N11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16377" table:default-cell-style-name="Default"/>
        <table:table-row table:style-name="ro1">
          <table:table-cell table:style-name="ce1" office:value-type="date" office:date-value="2024-11-01" calcext:value-type="date">
            <text:p>1/11/2024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Renda Fixa</text:p>
          </table:table-cell>
          <table:table-cell table:style-name="ce3" office:value-type="string" calcext:value-type="string">
            <text:p>Salário mensal</text:p>
          </table:table-cell>
          <table:table-cell table:style-name="ce4" office:value-type="float" office:value="5000" calcext:value-type="float">
            <text:p><text:s/>R$ 5.0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01" calcext:value-type="date">
            <text:p>1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Alimentação</text:p>
          </table:table-cell>
          <table:table-cell table:style-name="ce3" office:value-type="string" calcext:value-type="string">
            <text:p>Compras no supermercado</text:p>
          </table:table-cell>
          <table:table-cell table:style-name="ce4" office:value-type="float" office:value="550" calcext:value-type="float">
            <text:p><text:s/>R$ 5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03" calcext:value-type="date">
            <text:p>3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Transporte</text:p>
          </table:table-cell>
          <table:table-cell table:style-name="ce3" office:value-type="string" calcext:value-type="string">
            <text:p>Uber</text:p>
          </table:table-cell>
          <table:table-cell table:style-name="ce4" office:value-type="float" office:value="300" calcext:value-type="float">
            <text:p><text:s/>R$ 3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05" calcext:value-type="date">
            <text:p>5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Lazer</text:p>
          </table:table-cell>
          <table:table-cell table:style-name="ce3" office:value-type="string" calcext:value-type="string">
            <text:p>Parque</text:p>
          </table:table-cell>
          <table:table-cell table:style-name="ce4" office:value-type="float" office:value="120" calcext:value-type="float">
            <text:p><text:s/>R$ 12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07" calcext:value-type="date">
            <text:p>7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aúde</text:p>
          </table:table-cell>
          <table:table-cell table:style-name="ce3" office:value-type="string" calcext:value-type="string">
            <text:p>Consulta odontológica</text:p>
          </table:table-cell>
          <table:table-cell table:style-name="ce4" office:value-type="float" office:value="250" calcext:value-type="float">
            <text:p><text:s/>R$ 25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0" calcext:value-type="date">
            <text:p>10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ducação</text:p>
          </table:table-cell>
          <table:table-cell table:style-name="ce3" office:value-type="string" calcext:value-type="string">
            <text:p>Cursos online</text:p>
          </table:table-cell>
          <table:table-cell table:style-name="ce4" office:value-type="float" office:value="400" calcext:value-type="float">
            <text:p><text:s/>R$ 40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0" calcext:value-type="date">
            <text:p>10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estuário</text:p>
          </table:table-cell>
          <table:table-cell table:style-name="ce3" office:value-type="string" calcext:value-type="string">
            <text:p>Compra de calçados</text:p>
          </table:table-cell>
          <table:table-cell table:style-name="ce4" office:value-type="float" office:value="600" calcext:value-type="float">
            <text:p><text:s/>R$ 6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0" calcext:value-type="date">
            <text:p>10/11/2024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Investimentos</text:p>
          </table:table-cell>
          <table:table-cell table:style-name="ce3" office:value-type="string" calcext:value-type="string">
            <text:p>Dividendos de Fundos Imobiliários</text:p>
          </table:table-cell>
          <table:table-cell table:style-name="ce4" office:value-type="float" office:value="800" calcext:value-type="float">
            <text:p><text:s/>R$ 8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0" calcext:value-type="date">
            <text:p>10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erviços</text:p>
          </table:table-cell>
          <table:table-cell table:style-name="ce3" office:value-type="string" calcext:value-type="string">
            <text:p>Limpeza do apartamento</text:p>
          </table:table-cell>
          <table:table-cell table:style-name="ce4" office:value-type="float" office:value="150" calcext:value-type="float">
            <text:p><text:s/>R$ 15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5" calcext:value-type="date">
            <text:p>15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letrônicos</text:p>
          </table:table-cell>
          <table:table-cell table:style-name="ce3" office:value-type="string" calcext:value-type="string">
            <text:p>Compra de ar condicionado</text:p>
          </table:table-cell>
          <table:table-cell table:style-name="ce4" office:value-type="float" office:value="1200" calcext:value-type="float">
            <text:p><text:s/>R$ 1.2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16" calcext:value-type="date">
            <text:p>16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Utilidades Domésticas</text:p>
          </table:table-cell>
          <table:table-cell table:style-name="ce3" office:value-type="string" calcext:value-type="string">
            <text:p>Reparos domésticos</text:p>
          </table:table-cell>
          <table:table-cell table:style-name="ce4" office:value-type="float" office:value="450" calcext:value-type="float">
            <text:p><text:s/>R$ 4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20" calcext:value-type="date">
            <text:p>20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Presentes</text:p>
          </table:table-cell>
          <table:table-cell table:style-name="ce3" office:value-type="string" calcext:value-type="string">
            <text:p>Presente de aniversário</text:p>
          </table:table-cell>
          <table:table-cell table:style-name="ce4" office:value-type="float" office:value="180" calcext:value-type="float">
            <text:p><text:s/>R$ 18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20" calcext:value-type="date">
            <text:p>20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Beleza</text:p>
          </table:table-cell>
          <table:table-cell table:style-name="ce3" office:value-type="string" calcext:value-type="string">
            <text:p>Corte de cabelo</text:p>
          </table:table-cell>
          <table:table-cell table:style-name="ce4" office:value-type="float" office:value="80" calcext:value-type="float">
            <text:p><text:s/>R$ 80,00 </text:p>
          </table:table-cell>
          <table:table-cell table:style-name="ce3" office:value-type="string" calcext:value-type="string">
            <text:p>Pix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21" calcext:value-type="date">
            <text:p>21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estuário</text:p>
          </table:table-cell>
          <table:table-cell table:style-name="ce3" office:value-type="string" calcext:value-type="string">
            <text:p>Compra de roupas</text:p>
          </table:table-cell>
          <table:table-cell table:style-name="ce4" office:value-type="float" office:value="200" calcext:value-type="float">
            <text:p><text:s/>R$ 20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22" calcext:value-type="date">
            <text:p>22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iagem</text:p>
          </table:table-cell>
          <table:table-cell table:style-name="ce3" office:value-type="string" calcext:value-type="string">
            <text:p>Compra de passagens</text:p>
          </table:table-cell>
          <table:table-cell table:style-name="ce4" office:value-type="float" office:value="750" calcext:value-type="float">
            <text:p><text:s/>R$ 75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1-28" calcext:value-type="date">
            <text:p>28/11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Gastronomia</text:p>
          </table:table-cell>
          <table:table-cell table:style-name="ce3" office:value-type="string" calcext:value-type="string">
            <text:p>Jantar em restaurante</text:p>
          </table:table-cell>
          <table:table-cell table:style-name="ce4" office:value-type="float" office:value="350" calcext:value-type="float">
            <text:p><text:s/>R$ 35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01" calcext:value-type="date">
            <text:p>1/12/2024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Renda Fixa</text:p>
          </table:table-cell>
          <table:table-cell table:style-name="ce3" office:value-type="string" calcext:value-type="string">
            <text:p>Salário mensal</text:p>
          </table:table-cell>
          <table:table-cell table:style-name="ce4" office:value-type="float" office:value="5000" calcext:value-type="float">
            <text:p><text:s/>R$ 5.0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02" calcext:value-type="date">
            <text:p>2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Alimentação</text:p>
          </table:table-cell>
          <table:table-cell table:style-name="ce4" office:value-type="string" office:string-value="Compras no supermercado" calcext:value-type="string">
            <text:p><text:s/>Compras no supermercado </text:p>
          </table:table-cell>
          <table:table-cell table:style-name="ce4" office:value-type="float" office:value="450" calcext:value-type="float">
            <text:p><text:s/>R$ 4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05" calcext:value-type="date">
            <text:p>5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Transporte</text:p>
          </table:table-cell>
          <table:table-cell table:style-name="ce4" office:value-type="string" office:string-value="Uber" calcext:value-type="string">
            <text:p><text:s/>Uber </text:p>
          </table:table-cell>
          <table:table-cell table:style-name="ce4" office:value-type="float" office:value="300" calcext:value-type="float">
            <text:p><text:s/>R$ 30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08" calcext:value-type="date">
            <text:p>8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Lazer</text:p>
          </table:table-cell>
          <table:table-cell table:style-name="ce4" office:value-type="string" office:string-value="Pizzaria" calcext:value-type="string">
            <text:p><text:s/>Pizzaria </text:p>
          </table:table-cell>
          <table:table-cell table:style-name="ce4" office:value-type="float" office:value="200" calcext:value-type="float">
            <text:p><text:s/>R$ 2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11" calcext:value-type="date">
            <text:p>11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aúde</text:p>
          </table:table-cell>
          <table:table-cell table:style-name="ce4" office:value-type="string" office:string-value="Plano de saúde" calcext:value-type="string">
            <text:p><text:s/>Plano de saúde </text:p>
          </table:table-cell>
          <table:table-cell table:style-name="ce4" office:value-type="float" office:value="600" calcext:value-type="float">
            <text:p><text:s/>R$ 60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14" calcext:value-type="date">
            <text:p>14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ducação</text:p>
          </table:table-cell>
          <table:table-cell table:style-name="ce4" office:value-type="string" office:string-value="Capacitação" calcext:value-type="string">
            <text:p><text:s/>Capacitação </text:p>
          </table:table-cell>
          <table:table-cell table:style-name="ce4" office:value-type="float" office:value="350" calcext:value-type="float">
            <text:p><text:s/>R$ 35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17" calcext:value-type="date">
            <text:p>17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estuário</text:p>
          </table:table-cell>
          <table:table-cell table:style-name="ce4" office:value-type="string" office:string-value="Compra de roupas" calcext:value-type="string">
            <text:p><text:s/>Compra de roupas </text:p>
          </table:table-cell>
          <table:table-cell table:style-name="ce4" office:value-type="float" office:value="500" calcext:value-type="float">
            <text:p><text:s/>R$ 5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20" calcext:value-type="date">
            <text:p>20/12/2024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Freelance</text:p>
          </table:table-cell>
          <table:table-cell table:style-name="ce3" office:value-type="string" calcext:value-type="string">
            <text:p>Musicista em casamento</text:p>
          </table:table-cell>
          <table:table-cell table:style-name="ce4" office:value-type="float" office:value="1200" calcext:value-type="float">
            <text:p><text:s/>R$ 1.2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20" calcext:value-type="date">
            <text:p>20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erviços</text:p>
          </table:table-cell>
          <table:table-cell table:style-name="ce4" office:value-type="string" office:string-value="Manutenção ar condicionado" calcext:value-type="string">
            <text:p><text:s/>Manutenção ar condicionado </text:p>
          </table:table-cell>
          <table:table-cell table:style-name="ce4" office:value-type="float" office:value="800" calcext:value-type="float">
            <text:p><text:s/>R$ 8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23" calcext:value-type="date">
            <text:p>23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letrônicos</text:p>
          </table:table-cell>
          <table:table-cell table:style-name="ce4" office:value-type="string" office:string-value="Compra de novo smartphone" calcext:value-type="string">
            <text:p><text:s/>Compra de novo smartphone </text:p>
          </table:table-cell>
          <table:table-cell table:style-name="ce4" office:value-type="float" office:value="1500" calcext:value-type="float">
            <text:p><text:s/>R$ 1.5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26" calcext:value-type="date">
            <text:p>26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Utilidades Dom.</text:p>
          </table:table-cell>
          <table:table-cell table:style-name="ce4" office:value-type="string" office:string-value="Conta de energia elétrica" calcext:value-type="string">
            <text:p><text:s/>Conta de energia elétrica </text:p>
          </table:table-cell>
          <table:table-cell table:style-name="ce4" office:value-type="float" office:value="250" calcext:value-type="float">
            <text:p><text:s/>R$ 2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4-12-29" calcext:value-type="date">
            <text:p>29/12/2024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Presentes</text:p>
          </table:table-cell>
          <table:table-cell table:style-name="ce4" office:value-type="string" office:string-value="Aniversário da mãe" calcext:value-type="string">
            <text:p><text:s/>Aniversário da mãe </text:p>
          </table:table-cell>
          <table:table-cell table:style-name="ce4" office:value-type="float" office:value="400" calcext:value-type="float">
            <text:p><text:s/>R$ 4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1" calcext:value-type="date">
            <text:p>1/1/2025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Renda Fixa</text:p>
          </table:table-cell>
          <table:table-cell table:style-name="ce3" office:value-type="string" calcext:value-type="string">
            <text:p>Salário mensal</text:p>
          </table:table-cell>
          <table:table-cell table:style-name="ce4" office:value-type="float" office:value="5000" calcext:value-type="float">
            <text:p><text:s/>R$ 5.0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1" calcext:value-type="date">
            <text:p>1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Alimentação</text:p>
          </table:table-cell>
          <table:table-cell table:style-name="ce3" office:value-type="string" calcext:value-type="string">
            <text:p>Compras no supermercado</text:p>
          </table:table-cell>
          <table:table-cell table:style-name="ce4" office:value-type="float" office:value="600" calcext:value-type="float">
            <text:p><text:s/>R$ 60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3" calcext:value-type="date">
            <text:p>3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Transporte</text:p>
          </table:table-cell>
          <table:table-cell table:style-name="ce3" office:value-type="string" calcext:value-type="string">
            <text:p>Uber</text:p>
          </table:table-cell>
          <table:table-cell table:style-name="ce4" office:value-type="float" office:value="200" calcext:value-type="float">
            <text:p><text:s/>R$ 2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5" calcext:value-type="date">
            <text:p>5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Lazer</text:p>
          </table:table-cell>
          <table:table-cell table:style-name="ce3" office:value-type="string" calcext:value-type="string">
            <text:p>Ingressos para teatro</text:p>
          </table:table-cell>
          <table:table-cell table:style-name="ce4" office:value-type="float" office:value="180" calcext:value-type="float">
            <text:p><text:s/>R$ 18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6" calcext:value-type="date">
            <text:p>6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aúde</text:p>
          </table:table-cell>
          <table:table-cell table:style-name="ce3" office:value-type="string" calcext:value-type="string">
            <text:p>Remédios de farmácia</text:p>
          </table:table-cell>
          <table:table-cell table:style-name="ce4" office:value-type="float" office:value="120" calcext:value-type="float">
            <text:p><text:s/>R$ 12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7" calcext:value-type="date">
            <text:p>7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ducação</text:p>
          </table:table-cell>
          <table:table-cell table:style-name="ce3" office:value-type="string" calcext:value-type="string">
            <text:p>Cursos online</text:p>
          </table:table-cell>
          <table:table-cell table:style-name="ce4" office:value-type="float" office:value="350" calcext:value-type="float">
            <text:p><text:s/>R$ 35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8" calcext:value-type="date">
            <text:p>8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estuário</text:p>
          </table:table-cell>
          <table:table-cell table:style-name="ce3" office:value-type="string" calcext:value-type="string">
            <text:p>Roupas de praia</text:p>
          </table:table-cell>
          <table:table-cell table:style-name="ce4" office:value-type="float" office:value="400" calcext:value-type="float">
            <text:p><text:s/>R$ 4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8" calcext:value-type="date">
            <text:p>8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Serviços</text:p>
          </table:table-cell>
          <table:table-cell table:style-name="ce3" office:value-type="string" calcext:value-type="string">
            <text:p>Manutenção da casa</text:p>
          </table:table-cell>
          <table:table-cell table:style-name="ce4" office:value-type="float" office:value="450" calcext:value-type="float">
            <text:p><text:s/>R$ 4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09" calcext:value-type="date">
            <text:p>9/1/2025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Venda de ativos</text:p>
          </table:table-cell>
          <table:table-cell table:style-name="ce3" office:value-type="string" calcext:value-type="string">
            <text:p>Venda de equipamentos eletrônicos</text:p>
          </table:table-cell>
          <table:table-cell table:style-name="ce4" office:value-type="float" office:value="1500" calcext:value-type="float">
            <text:p><text:s/>R$ 1.5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Recebid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0" calcext:value-type="date">
            <text:p>10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Eletrônicos</text:p>
          </table:table-cell>
          <table:table-cell table:style-name="ce3" office:value-type="string" calcext:value-type="string">
            <text:p>Manutenção do computador</text:p>
          </table:table-cell>
          <table:table-cell table:style-name="ce4" office:value-type="float" office:value="300" calcext:value-type="float">
            <text:p><text:s/>R$ 3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0" calcext:value-type="date">
            <text:p>10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Utilidades Domésticas</text:p>
          </table:table-cell>
          <table:table-cell table:style-name="ce3" office:value-type="string" calcext:value-type="string">
            <text:p>Troca de móveis da cozinha</text:p>
          </table:table-cell>
          <table:table-cell table:style-name="ce4" office:value-type="float" office:value="800" calcext:value-type="float">
            <text:p><text:s/>R$ 80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1" calcext:value-type="date">
            <text:p>11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Presentes</text:p>
          </table:table-cell>
          <table:table-cell table:style-name="ce3" office:value-type="string" calcext:value-type="string">
            <text:p>Presentes para casamento</text:p>
          </table:table-cell>
          <table:table-cell table:style-name="ce4" office:value-type="float" office:value="250" calcext:value-type="float">
            <text:p><text:s/>R$ 25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2" calcext:value-type="date">
            <text:p>12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Tv/Internet</text:p>
          </table:table-cell>
          <table:table-cell table:style-name="ce3" office:value-type="string" calcext:value-type="string">
            <text:p>Streamings</text:p>
          </table:table-cell>
          <table:table-cell table:style-name="ce4" office:value-type="float" office:value="150" calcext:value-type="float">
            <text:p><text:s/>R$ 150,00 </text:p>
          </table:table-cell>
          <table:table-cell table:style-name="ce3" office:value-type="string" calcext:value-type="string">
            <text:p>Débito Automático</text:p>
          </table:table-cell>
          <table:table-cell table:style-name="ce3" office:value-type="string" calcext:value-type="string">
            <text:p>Pago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3" calcext:value-type="date">
            <text:p>13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Beleza</text:p>
          </table:table-cell>
          <table:table-cell table:style-name="ce3" office:value-type="string" calcext:value-type="string">
            <text:p>Salão de beleza</text:p>
          </table:table-cell>
          <table:table-cell table:style-name="ce4" office:value-type="float" office:value="250" calcext:value-type="float">
            <text:p><text:s/>R$ 25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4" calcext:value-type="date">
            <text:p>14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Gastronomia</text:p>
          </table:table-cell>
          <table:table-cell table:style-name="ce3" office:value-type="string" calcext:value-type="string">
            <text:p>Churrascaria</text:p>
          </table:table-cell>
          <table:table-cell table:style-name="ce4" office:value-type="float" office:value="220" calcext:value-type="float">
            <text:p><text:s/>R$ 220,00 </text:p>
          </table:table-cell>
          <table:table-cell table:style-name="ce3" office:value-type="string" calcext:value-type="string">
            <text:p>Transferência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14" calcext:value-type="date">
            <text:p>14/1/2025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Viagem</text:p>
          </table:table-cell>
          <table:table-cell table:style-name="ce3" office:value-type="string" calcext:value-type="string">
            <text:p>Reserva de hotel para fim de semana</text:p>
          </table:table-cell>
          <table:table-cell table:style-name="ce4" office:value-type="float" office:value="500" calcext:value-type="float">
            <text:p><text:s/>R$ 500,00 </text:p>
          </table:table-cell>
          <table:table-cell table:style-name="ce3" office:value-type="string" calcext:value-type="string">
            <text:p>Cartão de Crédito</text:p>
          </table:table-cell>
          <table:table-cell table:style-name="ce3" office:value-type="string" calcext:value-type="string">
            <text:p>Pendente</text:p>
          </table:table-cell>
          <table:table-cell table:number-columns-repeated="16377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1" style:display-name="PageStyle_Plan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lipe</meta:initial-creator>
    <meta:creation-date>2015-06-05T18:19:34</meta:creation-date>
    <dc:date>2025-01-14T15:34:00.889000000</dc:date>
    <meta:generator>LibreOffice/7.4.3.2$Windows_X86_64 LibreOffice_project/1048a8393ae2eeec98dff31b5c133c5f1d08b890</meta:generator>
    <meta:editing-duration>PT2H13M26S</meta:editing-duration>
    <meta:editing-cycles>9</meta:editing-cycles>
    <meta:document-statistic meta:table-count="1" meta:cell-count="308" meta:object-count="0"/>
    <meta:user-defined meta:name="AppVersion">16.0300</meta:user-defined>
    <meta:user-defined meta:name="ContentTypeId">0x01010001E48B58A68BE64E9120D347E3E06B3A</meta:user-defined>
    <meta:user-defined meta:name="MediaServiceImageTags"/>
  </office:meta>
</office:document-meta>
</file>